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921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3" office:value-type="string" calcext:value-type="string">
            <text:p>Intitulé du tes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ttendu</text:p>
          </table:table-cell>
          <table:table-cell table:style-name="ce3" office:value-type="string" calcext:value-type="string">
            <text:p>Résultat</text:p>
          </table:table-cell>
          <table:table-cell table:style-name="ce3" table:number-columns-repeated="1020"/>
        </table:table-row>
        <table:table-row table:style-name="ro2">
          <table:table-cell table:style-name="ce1" office:value-type="string" calcext:value-type="string">
            <text:p>Création d’un livre en respectant les informations demandées</text:p>
          </table:table-cell>
          <table:table-cell table:style-name="ce1" office:value-type="string" calcext:value-type="string">
            <text:p>entrer des valeurs correctes dans les champs puis valider </text:p>
          </table:table-cell>
          <table:table-cell table:style-name="ce1" office:value-type="string" calcext:value-type="string">
            <text:p><text:s text:c="2"/>« livre ajouté à la base de donnée avec succès» s’affiche sur la page html/message correcte dans le log</text:p>
          </table:table-cell>
          <table:table-cell table:formula="of:=[.C2]" office:value-type="string" office:string-value="  « livre ajouté à la base de donnée avec succès» s’affiche sur la page html/message correcte dans le log" calcext:value-type="string">
            <text:p><text:s text:c="2"/>« livre ajouté à la base de donnée avec succès» s’affiche sur la page html/message correcte dans le log</text:p>
          </table:table-cell>
          <table:table-cell table:style-name="ce1" table:number-columns-repeated="1020"/>
        </table:table-row>
        <table:table-row table:style-name="ro3">
          <table:table-cell table:style-name="ce1" office:value-type="string" calcext:value-type="string">
            <text:p>Création d’un livre avec des informations manquantes</text:p>
          </table:table-cell>
          <table:table-cell table:style-name="ce1" office:value-type="string" calcext:value-type="string">
            <text:p>entrer des valeurs dans certains champs puis enregistrer 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3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livre avec des données erronées </text:p>
          </table:table-cell>
          <table:table-cell table:style-name="ce1" office:value-type="string" calcext:value-type="string">
            <text:p>entrer des valeurs erronées pour l’année (négative, valeur alphabétique au lieu de numérique)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4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navigation page1 –&gt;page 2</text:p>
          </table:table-cell>
          <table:table-cell table:style-name="ce1" office:value-type="string" calcext:value-type="string">
            <text:p>cliquer sur « créer emprunt » <text:s/>,</text:p>
          </table:table-cell>
          <table:table-cell table:style-name="ce1" office:value-type="string" calcext:value-type="string">
            <text:p>envoie à la page2</text:p>
          </table:table-cell>
          <table:table-cell table:formula="of:=[.C5]" office:value-type="string" office:string-value="envoie à la page2" calcext:value-type="string">
            <text:p>envoie à la page2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navigation page2 –&gt;page 1</text:p>
          </table:table-cell>
          <table:table-cell table:style-name="ce1" office:value-type="string" calcext:value-type="string">
            <text:p>cliquer sur « ajouter un livre »</text:p>
          </table:table-cell>
          <table:table-cell table:style-name="ce1" office:value-type="string" calcext:value-type="string">
            <text:p><text:s/>envoie sur la page 1</text:p>
          </table:table-cell>
          <table:table-cell table:formula="of:=[.C6]" office:value-type="string" office:string-value=" envoie sur la page 1" calcext:value-type="string">
            <text:p><text:s/>envoie sur la page 1</text:p>
          </table:table-cell>
          <table:table-cell table:style-name="ce1" table:number-columns-repeated="1020"/>
        </table:table-row>
        <table:table-row table:style-name="ro5">
          <table:table-cell table:style-name="ce1" office:value-type="string" calcext:value-type="string">
            <text:p>Création d’un emprunt avec des informations correctes (livre existant et disponible)</text:p>
          </table:table-cell>
          <table:table-cell table:style-name="ce1" office:value-type="string" calcext:value-type="string">
            <text:p>entrer des valeurs correctes dans les champs puis valider </text:p>
          </table:table-cell>
          <table:table-cell table:style-name="ce1" office:value-type="string" calcext:value-type="string">
            <text:p><text:s text:c="2"/>« Emprunt créé avec succès» s’affiche sur la page html/message correcte dans le log et attribut livre devient « non disponible » et ajout de cet nouvel emprunt dans la liste</text:p>
          </table:table-cell>
          <table:table-cell table:formula="of:=[.C7]" office:value-type="string" office:string-value="  « Emprunt créé avec succès» s’affiche sur la page html/message correcte dans le log et attribut livre devient « non disponible » et ajout de cet nouvel emprunt dans la liste" calcext:value-type="string">
            <text:p><text:s text:c="2"/>« Emprunt créé avec succès» s’affiche sur la page html/message correcte dans le log et attribut livre devient « non disponible » et ajout de cet nouvel emprunt dans la liste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emprunt avec des informations correctes (informations correctes et livre non disponible)</text:p>
          </table:table-cell>
          <table:table-cell table:style-name="ce1" office:value-type="string" calcext:value-type="string">
            <text:p>entrer des valeurs correctes dans les champs puis valider </text:p>
          </table:table-cell>
          <table:table-cell table:style-name="ce1" office:value-type="string" calcext:value-type="string">
            <text:p>« ce livre n’est pas disponible » s’affiche à l’écran</text:p>
          </table:table-cell>
          <table:table-cell table:formula="of:=[.C8]" office:value-type="string" office:string-value="« ce livre n’est pas disponible » s’affiche à l’écran" calcext:value-type="string">
            <text:p>« ce livre n’est pas disponible » s’affiche à l’écran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emprunt avec des informations manquantes</text:p>
          </table:table-cell>
          <table:table-cell table:style-name="ce1" office:value-type="string" calcext:value-type="string">
            <text:p>ne renseigner qu’une partie des champs et valider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9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4">
          <table:table-cell table:style-name="ce1" office:value-type="string" calcext:value-type="string">
            <text:p>Création d’un emprunt avec des informations erronées</text:p>
          </table:table-cell>
          <table:table-cell table:style-name="ce1" office:value-type="string" calcext:value-type="string">
            <text:p>entrer des valeurs erronées dans les champs puis valider 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10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6">
          <table:table-cell table:style-name="ce1" office:value-type="string" calcext:value-type="string">
            <text:p>Création d’un emprunt avec un Id de livre inexistant</text:p>
          </table:table-cell>
          <table:table-cell table:style-name="ce1" office:value-type="string" calcext:value-type="string">
            <text:p>renseigner tous les champs correctement et utiliser un Id livre inexistant</text:p>
          </table:table-cell>
          <table:table-cell table:style-name="ce1" office:value-type="string" calcext:value-type="string">
            <text:p>« pas de livre avec cet Id existe en base de donnée » s’affiche à l’écran</text:p>
          </table:table-cell>
          <table:table-cell table:formula="of:=[.C11]" office:value-type="string" office:string-value="« pas de livre avec cet Id existe en base de donnée » s’affiche à l’écran" calcext:value-type="string">
            <text:p>« pas de livre avec cet Id existe en base de donnée » s’affiche à l’écran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Vérification des conditions d’affichage de la liste de livre</text:p>
          </table:table-cell>
          <table:table-cell table:style-name="ce1" office:value-type="string" calcext:value-type="string">
            <text:p>taper dans le champ « titre du livre » les premières lettres du titre d’un livre existant</text:p>
          </table:table-cell>
          <table:table-cell table:style-name="ce1" office:value-type="string" calcext:value-type="string">
            <text:p>Hydratation de la liste des lives corrects + message « il y a n livre dans la bibliothèque ayant un titre començant par... »</text:p>
          </table:table-cell>
          <table:table-cell table:formula="of:=[.C12]" office:value-type="string" office:string-value="Hydratation de la liste des lives corrects + message « il y a n livre dans la bibliothèque ayant un titre començant par... »" calcext:value-type="string">
            <text:p>Hydratation de la liste des lives corrects + message « il y a n livre dans la bibliothèque ayant un titre començant par... »</text:p>
          </table:table-cell>
          <table:table-cell table:style-name="ce1" table:number-columns-repeated="1020"/>
        </table:table-row>
        <table:table-row table:style-name="ro7">
          <table:table-cell table:style-name="ce1" office:value-type="string" calcext:value-type="string">
            <text:p>Le champ titre du livre est vidé 1</text:p>
          </table:table-cell>
          <table:table-cell table:style-name="ce1" office:value-type="string" calcext:value-type="string">
            <text:p>effacer le contenu du champ « titre du livre »</text:p>
          </table:table-cell>
          <table:table-cell table:style-name="ce1" office:value-type="string" calcext:value-type="string">
            <text:p>efface la liste actuelle + message « entrer un titre »</text:p>
          </table:table-cell>
          <table:table-cell table:formula="of:=[.C13]" office:value-type="string" office:string-value="efface la liste actuelle + message « entrer un titre »" calcext:value-type="string">
            <text:p>efface la liste actuelle + message « entrer un titre »</text:p>
          </table:table-cell>
          <table:table-cell table:style-name="ce1" table:number-columns-repeated="1020"/>
        </table:table-row>
        <table:table-row table:style-name="ro8">
          <table:table-cell table:style-name="ce1" office:value-type="string" calcext:value-type="string">
            <text:p>Le champ titre du livre est vidé 2</text:p>
          </table:table-cell>
          <table:table-cell table:style-name="ce1" office:value-type="string" calcext:value-type="string">
            <text:p>taper dans le champ « titre du livre » les premières lettres du titre d’un livre qui n’existe pas en base de données</text:p>
            <text:p>aucun champ cliquer sur « enregistrer » rien ne se passe, renseigner une partie des champs cliquer sur « enregistrerr » rien ne se passe</text:p>
          </table:table-cell>
          <table:table-cell table:style-name="ce1" office:value-type="string" calcext:value-type="string">
            <text:p>affichage du message « il n’y a pas de livre dans la bibliothèque ayant un titre commençant par ce titre » <text:s/>à l’écran</text:p>
          </table:table-cell>
          <table:table-cell table:formula="of:=[.C14]" office:value-type="string" office:string-value="affichage du message « il n’y a pas de livre dans la bibliothèque ayant un titre commençant par ce titre »  à l’écran" calcext:value-type="string">
            <text:p>affichage du message « il n’y a pas de livre dans la bibliothèque ayant un titre commençant par ce titre » <text:s/>à l’écran</text:p>
          </table:table-cell>
          <table:table-cell table:style-name="ce1" table:number-columns-repeated="1020"/>
        </table:table-row>
        <table:table-row table:style-name="ro9">
          <table:table-cell table:style-name="ce1" office:value-type="string" calcext:value-type="string">
            <text:p>Edition valide d’un emprunt existant</text:p>
          </table:table-cell>
          <table:table-cell table:style-name="ce1" office:value-type="string" calcext:value-type="string">
            <text:p>entrer l’Id d’un emprunt existant avec une date de rendu postérieure à la date de l’emprunt <text:s/></text:p>
          </table:table-cell>
          <table:table-cell table:style-name="ce1" office:value-type="string" calcext:value-type="string">
            <text:p>affichage du message « date de rendu enregistrée » <text:s/>à l’écran et disparition de l’emprunt enregistré de la liste des emprunts en cours et le livre emprunté est de nouveau disponible</text:p>
          </table:table-cell>
          <table:table-cell table:formula="of:=[.C15]" office:value-type="string" office:string-value="affichage du message « date de rendu enregistrée »  à l’écran et disparition de l’emprunt enregistré de la liste des emprunts en cours et le livre emprunté est de nouveau disponible" calcext:value-type="string">
            <text:p>affichage du message « date de rendu enregistrée » <text:s/>à l’écran et disparition de l’emprunt enregistré de la liste des emprunts en cours et le livre emprunté est de nouveau disponible</text:p>
          </table:table-cell>
          <table:table-cell table:style-name="ce1" table:number-columns-repeated="1020"/>
        </table:table-row>
        <table:table-row table:style-name="ro10">
          <table:table-cell table:style-name="ce1" office:value-type="string" calcext:value-type="string">
            <text:p>Date de rendu <text:s/>antérieure à la date de prêt</text:p>
          </table:table-cell>
          <table:table-cell table:style-name="ce1" office:value-type="string" calcext:value-type="string">
            <text:p>renseigner Id et date de rendu antérieure à date d’emprunt</text:p>
          </table:table-cell>
          <table:table-cell table:style-name="ce1" office:value-type="string" calcext:value-type="string">
            <text:p>message d’alerte s’affiche "attention la date de rendu doit être postérieur à la date d'emprunt"</text:p>
          </table:table-cell>
          <table:table-cell table:formula="of:=[.C16]" office:value-type="string" office:string-value="message d’alerte s’affiche &quot;attention la date de rendu doit être postérieur à la date d'emprunt&quot;" calcext:value-type="string">
            <text:p>message d’alerte s’affiche "attention la date de rendu doit être postérieur à la date d'emprunt"</text:p>
          </table:table-cell>
          <table:table-cell table:style-name="ce1" table:number-columns-repeated="1020"/>
        </table:table-row>
        <table:table-row table:style-name="ro10">
          <table:table-cell table:style-name="ce1" office:value-type="string" calcext:value-type="string">
            <text:p>Les champs d’édition de l’emprunt sont vides</text:p>
          </table:table-cell>
          <table:table-cell table:style-name="ce1" office:value-type="string" calcext:value-type="string">
            <text:p>on ne renseigne aucun champ puis on valide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17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10">
          <table:table-cell table:style-name="ce1" office:value-type="string" calcext:value-type="string">
            <text:p>Le champ de l’Id est erroné lors d’une édition d’emprunt</text:p>
          </table:table-cell>
          <table:table-cell table:style-name="ce1" office:value-type="string" calcext:value-type="string">
            <text:p>on renseigne un Id négatif chiffre zéro ou alphabétique</text:p>
          </table:table-cell>
          <table:table-cell table:style-name="ce1" office:value-type="string" calcext:value-type="string">
            <text:p>affichage du message « vous n’avez pas rempli tous les champs correctement » à l’écran</text:p>
          </table:table-cell>
          <table:table-cell table:formula="of:=[.C18]" office:value-type="string" office:string-value="affichage du message « vous n’avez pas rempli tous les champs correctement » à l’écran" calcext:value-type="string">
            <text:p>affichage du message « vous n’avez pas rempli tous les champs correctement » à l’écran</text:p>
          </table:table-cell>
          <table:table-cell table:style-name="ce1" table:number-columns-repeated="1020"/>
        </table:table-row>
        <table:table-row table:style-name="ro11">
          <table:table-cell table:style-name="ce1" office:value-type="string" calcext:value-type="string">
            <text:p>la date de rendu d’un emprunt ne peut pas être changée une fois le livre rendu</text:p>
          </table:table-cell>
          <table:table-cell table:style-name="ce1" office:value-type="string" calcext:value-type="string">
            <text:p>On renseigne l’Id d’un emprunt existant mais qui correspond à un livre déjà rendu (date rendu est déjà renseignée)</text:p>
          </table:table-cell>
          <table:table-cell table:style-name="ce1" office:value-type="string" calcext:value-type="string">
            <text:p>Message « cet emprunt est déjà archivé car a déjà une date de rendu » s’affiche à l’écran</text:p>
          </table:table-cell>
          <table:table-cell table:formula="of:=[.C19]" office:value-type="string" office:string-value="Message « cet emprunt est déjà archivé car a déjà une date de rendu » s’affiche à l’écran" calcext:value-type="string">
            <text:p>Message « cet emprunt est déjà archivé car a déjà une date de rendu » s’affiche à l’écran</text:p>
          </table:table-cell>
          <table:table-cell table:style-name="ce1" table:number-columns-repeated="1020"/>
        </table:table-row>
        <table:table-row table:style-name="ro12">
          <table:table-cell table:style-name="ce1" office:value-type="string" calcext:value-type="string">
            <text:p>Rendre un livre inexistant</text:p>
          </table:table-cell>
          <table:table-cell table:style-name="ce1" office:value-type="string" calcext:value-type="string">
            <text:p>on rentre un Id valide mais pour un emprunt inexistant</text:p>
          </table:table-cell>
          <table:table-cell table:style-name="ce1" office:value-type="string" calcext:value-type="string">
            <text:p>Message « cet Id d’emprunt n’existe pas en base de donnée » s’affiche à l’écran</text:p>
          </table:table-cell>
          <table:table-cell table:formula="of:=[.C20]" office:value-type="string" office:string-value="Message « cet Id d’emprunt n’existe pas en base de donnée » s’affiche à l’écran" calcext:value-type="string">
            <text:p>Message « cet Id d’emprunt n’existe pas en base de donnée » s’affiche à l’écran</text:p>
          </table:table-cell>
          <table:table-cell table:style-name="ce1"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4:00:53.99016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09:10:00.601123083</meta:creation-date>
    <dc:date>2021-07-02T13:54:27.585045290</dc:date>
    <meta:editing-duration>PT4H35M1S</meta:editing-duration>
    <meta:editing-cycles>34</meta:editing-cycles>
    <meta:generator>LibreOffice/7.0.4.2$Linux_X86_64 LibreOffice_project/00$Build-2</meta:generator>
    <meta:document-statistic meta:table-count="1" meta:cell-count="80" meta:object-count="0"/>
  </office:meta>
</office:document-meta>
</file>